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1FFC955A0FCACE9E495.png" manifest:media-type="image/png"/>
  <manifest:file-entry manifest:full-path="Pictures/100002010000029F000001995EC959E4DEE70866.png" manifest:media-type="image/png"/>
  <manifest:file-entry manifest:full-path="Pictures/100002010000029700000207B308952833D25F21.png" manifest:media-type="image/png"/>
  <manifest:file-entry manifest:full-path="Pictures/1000020100000263000002130A4B769C1863ED70.png" manifest:media-type="image/png"/>
  <manifest:file-entry manifest:full-path="Pictures/1000020100000276000001299AC7D4E524550F6A.png" manifest:media-type="image/png"/>
  <manifest:file-entry manifest:full-path="Pictures/10000201000002F200000222B57742EB74D6A8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345" officeooo:paragraph-rsid="001f3345"/>
    </style:style>
    <style:style style:name="P2" style:family="paragraph" style:parent-style-name="Standard">
      <style:text-properties officeooo:rsid="00211b77" officeooo:paragraph-rsid="00211b7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ên: Lê Minh Hưng</text:p>
      <text:p text:style-name="P1">Mã SV: 2019601690</text:p>
      <text:p text:style-name="P1"/>
      <text:p text:style-name="P1">Câu 1:</text:p>
      <text:p text:style-name="P1"><draw:frame draw:style-name="fr3" draw:name="Image1" text:anchor-type="char" svg:x="0in" svg:y="0.1134in" svg:width="6.6929in" svg:height="4.8465in" draw:z-index="0"><draw:image xlink:href="Pictures/10000201000002F200000222B57742EB74D6A8C7.png" xlink:type="simple" xlink:show="embed" xlink:actuate="onLoad" loext:mime-type="image/png"/></draw:frame></text:p>
      <text:p text:style-name="P1"/>
      <text:p text:style-name="P1"/>
      <text:p text:style-name="P2">Câu 2:</text:p>
      <text:p text:style-name="P2"/>
      <text:p text:style-name="P2"><draw:frame draw:style-name="fr2" draw:name="Image2" text:anchor-type="char" svg:width="6.5626in" svg:height="3.0937in" draw:z-index="1"><draw:image xlink:href="Pictures/1000020100000276000001299AC7D4E524550F6A.png" xlink:type="simple" xlink:show="embed" xlink:actuate="onLoad" loext:mime-type="image/png"/></draw:frame></text:p>
      <text:p text:style-name="P2"><text:soft-page-break/>Câu 3: </text:p>
      <text:p text:style-name="P2"/>
      <text:p text:style-name="P2"/>
      <text:p text:style-name="P2"><draw:frame draw:style-name="fr2" draw:name="Image3" text:anchor-type="char" svg:width="6.3646in" svg:height="5.5311in" draw:z-index="2"><draw:image xlink:href="Pictures/1000020100000263000002130A4B769C1863ED7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âu 4:</text:p>
      <text:p text:style-name="P2"><draw:frame draw:style-name="fr1" draw:name="Image4" text:anchor-type="char" svg:width="6.6929in" svg:height="5.1661in" draw:z-index="3"><draw:image xlink:href="Pictures/1000020100000296000001FFC955A0FCACE9E49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6.6929in" svg:height="5.239in" draw:z-index="4"><draw:image xlink:href="Pictures/100002010000029700000207B308952833D25F2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6.6929in" svg:height="4.0791in" draw:z-index="5"><draw:image xlink:href="Pictures/100002010000029F000001995EC959E4DEE7086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9:39:42.035976141</meta:creation-date>
    <dc:date>2021-06-09T10:15:44.726720833</dc:date>
    <meta:editing-duration>PT15M42S</meta:editing-duration>
    <meta:editing-cycles>1</meta:editing-cycles>
    <meta:document-statistic meta:table-count="0" meta:image-count="6" meta:object-count="0" meta:page-count="7" meta:paragraph-count="6" meta:word-count="15" meta:character-count="59" meta:non-whitespace-character-count="49"/>
    <meta:generator>LibreOffice/6.4.6.2$Linux_X86_64 LibreOffice_project/40$Build-2</meta:generator>
  </office:meta>
</office:document-meta>
</file>